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Trennung Vertrag&amp;Produkt</text:p>
          </table:table-cell>
          <table:table-cell office:value-type="float" office:value="2">
            <text:p>2</text:p>
          </table:table-cell>
          <table:table-cell table:style-name="Default" office:value-type="string">
            <text:p>2.0 RC</text:p>
          </table:table-cell>
          <table:table-cell office:value-type="string">
            <text:p>Jan</text:p>
          </table:table-cell>
          <table:table-cell office:value-type="string">
            <text:p>Codegenerierung Methoden Produkt, Lokalisierung</text:p>
          </table:table-cell>
        </table:table-row>
        <table:table-row table:style-name="ro1">
          <table:table-cell office:value-type="string">
            <text:p>974,975</text:p>
          </table:table-cell>
          <table:table-cell office:value-type="string">
            <text:p>NewProductCmptType Wizard, Umbau PolicyCmptTypeWiz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RelationWizard umbauen inkl. 924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Baustein nicht auswählbar, falls Modell im Archiv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ArtefactBuilder benötigt IpsProject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rag&amp;Drop bei Nicht-IpsSrcFiles</text:p>
          </table:table-cell>
          <table:table-cell office:value-type="float" office:value="1">
            <text:p>1</text:p>
          </table:table-cell>
          <table:table-cell table:style-name="ce3"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DependencyGraph (Abhängigkeitenzu Datatypes)</text:p>
          </table:table-cell>
          <table:table-cell office:value-type="float" office:value="1">
            <text:p>1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Umstellung Finder mit IpsProject-Param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Umstellung Finder mit IpsProject-Param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table:style-name="ce3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Prüfung: Gibt es eine Anpassungsstufe im Target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ProductCmptEditor: Ausblenden Cardinality-Bereich, falls nicht konf.</text:p>
          </table:table-cell>
          <table:table-cell office:value-type="float" office:value="1">
            <text:p>1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Einführung IpsProject Param in validate</text:p>
          </table:table-cell>
          <table:table-cell office:value-type="float" office:value="1">
            <text:p>1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Testfälle für abweichende Struktur auf Produktseite</text:p>
          </table:table-cell>
          <table:table-cell office:value-type="float" office:value="1">
            <text:p>1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uss getestet werd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Fehler in IpsModel.getIpsElement()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analys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3"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fresh im Kontextmenü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getNext(), getPrevious, getFirs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etter für TableContent zur Laufzeit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ehlermeldung bei falsch konfiguriertem IpsArchive im IpsProjectFile.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benötigt testen (umlaute)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Update, Replace auf Dateiebene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Fertigstellung Tutorial Quotesystem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>
            <text:p>Stefan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Summe</text:p>
          </table:table-cell>
          <table:table-cell table:formula="oooc:=SUBTOTAL(9;[.C2:.C46])" office:value-type="float" office:value="44.5">
            <text:p>44,5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1">01.11.2007</text:date>, <text:time>16:53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10-31T10:37:43</meta:creation-date>
    <dc:creator>Jan Ortmann</dc:creator>
    <dc:date>2007-11-01T16:53:53</dc:date>
    <dc:language>de-DE</dc:language>
    <meta:editing-cycles>37</meta:editing-cycles>
    <meta:editing-duration>PT10H47M30S</meta:editing-duration>
    <meta:user-defined meta:name="Info 1"/>
    <meta:user-defined meta:name="Info 2"/>
    <meta:user-defined meta:name="Info 3"/>
    <meta:user-defined meta:name="Info 4"/>
    <meta:document-statistic meta:table-count="3" meta:cell-count="234"/>
  </office:meta>
</office:document-meta>
</file>